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ответы для понимания и изучения темы</text:p>
      <text:p text:style-name="P1">ChatGPT</text:p>
      <text:p text:style-name="P2">ChatGPT</text:p>
      <text:p text:style-name="P9">Конечно, вот некоторые ответы, которые могут помочь в понимании и изучении объектно-ориентированного программирования (ООП) в PHP:</text:p>
      <text:h text:style-name="P16" text:outline-level="3">Основы ООП:</text:h>
      <text:list xml:id="list4407918769357358989" text:style-name="L1">
        <text:list-item>
          <text:p text:style-name="P10"><text:span text:style-name="Strong_20_Emphasis">Что такое объектно-ориентированное программирование (ООП) в PHP?</text:span></text:p>
          <text:list>
            <text:list-item>
              <text:p text:style-name="P3">ООП в PHP - это методология программирования, основанная на создании объектов, которые содержат свойства и методы для управления данными и функциональностью.</text:p>
            </text:list-item>
          </text:list>
        </text:list-item>
        <text:list-item>
          <text:p text:style-name="P10"><text:span text:style-name="Strong_20_Emphasis">Чем отличается класс от объекта в PHP?</text:span></text:p>
          <text:list>
            <text:list-item>
              <text:p text:style-name="P10">Класс - это шаблон для создания объектов, описывающий свойства и методы. Объект - это экземпляр класса, который имеет свои уникальные значения свойств.</text:p>
            </text:list-item>
          </text:list>
        </text:list-item>
      </text:list>
      <text:h text:style-name="P16" text:outline-level="3">Основные принципы ООП:</text:h>
      <text:list xml:id="list1972730988206377279" text:style-name="L2">
        <text:list-item>
          <text:p text:style-name="P11"><text:span text:style-name="Strong_20_Emphasis">Что такое инкапсуляция в PHP?</text:span></text:p>
          <text:list>
            <text:list-item>
              <text:p text:style-name="P4">Инкапсуляция - это принцип ООП, который позволяет скрыть внутренние детали реализации объекта и предоставить только необходимый интерфейс для взаимодействия с ним.</text:p>
            </text:list-item>
          </text:list>
        </text:list-item>
        <text:list-item>
          <text:p text:style-name="P11"><text:span text:style-name="Strong_20_Emphasis">Объясните наследование в PHP.</text:span></text:p>
          <text:list>
            <text:list-item>
              <text:p text:style-name="P4">Наследование позволяет классу наследовать свойства и методы другого класса. Класс-наследник может использовать свойства и методы класса-родителя.</text:p>
            </text:list-item>
          </text:list>
        </text:list-item>
        <text:list-item>
          <text:p text:style-name="P11"><text:span text:style-name="Strong_20_Emphasis">Что такое полиморфизм в контексте ООП на PHP?</text:span></text:p>
          <text:list>
            <text:list-item>
              <text:p text:style-name="P11">Полиморфизм позволяет объектам разных классов использовать методы с одинаковыми именами, но с различной реализацией.</text:p>
            </text:list-item>
          </text:list>
        </text:list-item>
      </text:list>
      <text:h text:style-name="P16" text:outline-level="3">Модификаторы доступа:</text:h>
      <text:list xml:id="list7902923768796540912" text:style-name="L3">
        <text:list-item>
          <text:p text:style-name="P5"><text:span text:style-name="Strong_20_Emphasis">Какие модификаторы доступа существуют в PHP и для чего они используются?</text:span></text:p>
          <text:list>
            <text:list-item>
              <text:p text:style-name="P12"><text:span text:style-name="Source_20_Text">public</text:span>, <text:span text:style-name="Source_20_Text">private</text:span>, и <text:span text:style-name="Source_20_Text">protected</text:span> - определяют уровень доступа к свойствам и методам класса для контроля их видимости и доступности.</text:p>
            </text:list-item>
          </text:list>
        </text:list-item>
      </text:list>
      <text:h text:style-name="P16" text:outline-level="3">Интерфейсы и абстрактные классы:</text:h>
      <text:list xml:id="list455384190536944946" text:style-name="L4">
        <text:list-item>
          <text:p text:style-name="P13"><text:span text:style-name="Strong_20_Emphasis">Что такое интерфейс в PHP?</text:span></text:p>
          <text:list>
            <text:list-item>
              <text:p text:style-name="P6">Интерфейс в PHP определяет только сигнатуры методов, которые должны быть реализованы классом, обеспечивая стандартизацию поведения.</text:p>
            </text:list-item>
          </text:list>
        </text:list-item>
        <text:list-item>
          <text:p text:style-name="P13"><text:span text:style-name="Strong_20_Emphasis">Как работают абстрактные классы в PHP?</text:span></text:p>
          <text:list>
            <text:list-item>
              <text:p text:style-name="P13">Абстрактные классы содержат абстрактные методы без реализации, которые должны быть определены в классах-наследниках.</text:p>
            </text:list-item>
          </text:list>
        </text:list-item>
      </text:list>
      <text:h text:style-name="P16" text:outline-level="3"><text:soft-page-break/>Магические методы:</text:h>
      <text:list xml:id="list2771440800537892138" text:style-name="L5">
        <text:list-item>
          <text:p text:style-name="P7"><text:span text:style-name="Strong_20_Emphasis">Что такое магические методы в PHP?</text:span></text:p>
          <text:list>
            <text:list-item>
              <text:p text:style-name="P14">Магические методы - это специальные методы с заранее определенными именами (например, <text:span text:style-name="Source_20_Text">__construct</text:span>, <text:span text:style-name="Source_20_Text">__destruct</text:span>), используемые для выполнения определенных действий при создании или уничтожении объекта и т.д.</text:p>
            </text:list-item>
          </text:list>
        </text:list-item>
      </text:list>
      <text:h text:style-name="P16" text:outline-level="3">Применение ООП:</text:h>
      <text:list xml:id="list9105515992056931897" text:style-name="L6">
        <text:list-item>
          <text:p text:style-name="P15"><text:span text:style-name="Strong_20_Emphasis">Какие преимущества применения ООП в PHP при разработке программ?</text:span></text:p>
          <text:list>
            <text:list-item>
              <text:p text:style-name="P8">ООП обеспечивает более гибкий, структурированный и модульный код, упрощает его поддержку и повторное использование.</text:p>
            </text:list-item>
          </text:list>
        </text:list-item>
        <text:list-item>
          <text:p text:style-name="P15"><text:span text:style-name="Strong_20_Emphasis">Как использовать ООП при создании проекта на PHP?</text:span></text:p>
          <text:list>
            <text:list-item>
              <text:p text:style-name="P15">ООП позволяет создавать классы и объекты для каждой функциональности проекта, структурируя код и делая его более понятным и легко расширяемым.</text:p>
            </text:list-item>
          </text:list>
        </text:list-item>
      </text:list>
      <text:p text:style-name="P9">Эти ответы могут помочь вам углубить свои знания о объектно-ориентированном программировании в PHP и прокачать свои навыки в эт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4</meta:editing-cycles>
    <meta:generator>OpenOffice/4.1.14$Win32 OpenOffice.org_project/4114m1$Build-9811</meta:generator>
    <dc:date>2023-11-26T23:45:21.37</dc:date>
    <dc:creator>Dima Wide</dc:creator>
    <meta:document-statistic meta:table-count="0" meta:image-count="0" meta:object-count="0" meta:page-count="2" meta:paragraph-count="33" meta:word-count="360" meta:character-count="2538"/>
    <meta:user-defined meta:name="Info 1"/>
    <meta:user-defined meta:name="Info 2"/>
    <meta:user-defined meta:name="Info 3"/>
    <meta:user-defined meta:name="Info 4"/>
  </office:meta>
</office:document-meta>
</file>